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3">
      <style:paragraph-properties fo:text-align="start" style:justify-single-word="false"/>
    </style:style>
    <style:style style:name="P3" style:family="paragraph" style:parent-style-name="Text_20_body" style:list-style-name="L2">
      <style:paragraph-properties fo:margin-left="0.9846in" fo:margin-right="0in" fo:text-align="start" style:justify-single-word="false" fo:text-indent="-0.25in" style:auto-text-indent="false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5" style:family="paragraph" style:list-style-name="L3">
      <style:paragraph-properties fo:margin-left="0.0083in" fo:margin-right="0in" fo:text-indent="0in" style:auto-text-indent="false">
        <style:tab-stops/>
      </style:paragraph-properties>
    </style:style>
    <style:style style:name="P6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orld</text:h>
      <text:list xml:id="list705042741" text:style-name="L3">
        <text:list-header>
          <text:p text:style-name="P2"/>
          <text:p>World is represented with (limited?) number of “points”:</text:p>
        </text:list-header>
      </text:list>
      <text:list xml:id="list1957948282" text:style-name="L2">
        <text:list-item>
          <text:p text:style-name="P3">each of which represents piece of space. </text:p>
        </text:list-item>
        <text:list-item>
          <text:p text:style-name="P3">They have (mostly) fixed position one to each other</text:p>
        </text:list-item>
      </text:list>
      <text:p text:style-name="P4">Each point can hold some (or piece of) food.</text:p>
      <text:p text:style-name="P4">Each point can hold one (sometimes more) lifeforms (can be of different type).</text:p>
      <text:p text:style-name="P4">World is moved/driven by “tick(s)” which represent tiniest piece of time passing by.</text:p>
      <text:p text:style-name="P1"/>
      <text:h text:style-name="Heading_20_2" text:outline-level="2">World1D</text:h>
      <text:p text:style-name="Text_20_body"/>
      <text:p text:style-name="Text_20_body">This is 1-dimensional world.</text:p>
      <text:p text:style-name="Text_20_body">Number of points is fixed.</text:p>
      <text:p text:style-name="Text_20_body">Points are placed on a circle.</text:p>
      <text:p text:style-name="Text_20_body">Food is provided by appropriate (configured) Food Factory.</text:p>
      <text:p text:style-name="Text_20_body">Can hold one or more lifeforms.</text:p>
      <text:p text:style-name="Text_20_body"/>
      <text:h text:style-name="Heading_20_1" text:outline-level="1">Food Factory</text:h>
      <text:p text:style-name="Text_20_body"/>
      <text:p text:style-name="Text_20_body">Food factory is in charge of deciding where and when will new food appear in the World. It is driven by world's ticks.</text:p>
      <text:p text:style-name="Text_20_body"/>
      <text:h text:style-name="Heading_20_2" text:outline-level="2">ConstantFoodFactory</text:h>
      <text:p text:style-name="P4"/>
      <text:p text:style-name="P4">This factory will constantly produce new food on the pre-defined rate (food items per time tick)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Arandjelovic</meta:initial-creator>
    <meta:creation-date>2012-02-21T19:18:22</meta:creation-date>
    <meta:generator>LibreOffice/3.4$Unix LibreOffice_project/340m1$Build-402</meta:generator>
    <dc:date>2012-02-21T19:34:58</dc:date>
    <dc:creator>Ivan Arandjelovic</dc:creator>
    <meta:editing-duration>PT16M38S</meta:editing-duration>
    <meta:editing-cycles>4</meta:editing-cycles>
    <meta:document-statistic meta:table-count="0" meta:image-count="0" meta:object-count="0" meta:page-count="1" meta:paragraph-count="17" meta:word-count="134" meta:character-count="789" meta:non-whitespace-character-count="673"/>
  </office:meta>
</office:document-meta>
</file>